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inion Pro Medium Italic" svg:font-family="'Minion Pro Medium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5.2556in" table:align="left"/>
    </style:style>
    <style:style style:name="Table2.A" style:family="table-column">
      <style:table-column-properties style:column-width="1.3847in"/>
    </style:style>
    <style:style style:name="Table2.D" style:family="table-column">
      <style:table-column-properties style:column-width="1.1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fo:font-size="10pt" fo:font-weight="normal" style:font-size-asian="10pt" style:font-weight-asian="normal" style:font-size-complex="10pt" style:font-weight-complex="normal"/>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7" style:family="paragraph" style:parent-style-name="Standard">
      <style:paragraph-properties fo:break-before="page"/>
      <style:text-properties fo:font-size="12pt" fo:font-weight="bold" style:font-size-asian="12pt" style:font-weight-asian="bold" style:font-size-complex="12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text-position="super 58%" fo:font-weight="bold" style:font-weight-asian="bold" style:font-weight-complex="bold"/>
    </style:style>
    <style:style style:name="T7" style:family="text">
      <style:text-properties style:text-position="super 58%" fo:font-size="12pt" fo:font-weight="bold" style:font-size-asian="12pt" style:font-weight-asian="bold" style:font-size-complex="12pt" style:font-weight-complex="bold"/>
    </style:style>
    <style:style style:name="T8" style:family="text">
      <style:text-properties style:text-position="super 58%" fo:font-size="12pt" fo:font-style="normal" fo:font-weight="bold" style:font-size-asian="12pt" style:font-style-asian="normal" style:font-weight-asian="bold" style:font-size-complex="12pt" style:font-style-complex="normal" style:font-weight-complex="bold"/>
    </style:style>
    <style:style style:name="T9" style:family="text">
      <style:text-properties fo:font-style="normal" style:font-style-asian="normal" style:font-style-complex="normal"/>
    </style:style>
    <style:style style:name="T10"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o E1a Laboratory – TF: Clark Magnan (Section Monday-F)</text:p>
      <text:p text:style-name="Standard">Lab 5 Writeup: Ant/Wolbachia PCR Analysis</text:p>
      <text:p text:style-name="Standard">December 17, 2008</text:p>
      <text:p text:style-name="Standard"/>
      <text:p text:style-name="Standard">Jason Morrison</text:p>
      <text:p text:style-name="Standard"><text:a xlink:type="simple" xlink:href="mailto:jason.p.morrison@gmail.com">jason.p.morrison@gmail.com</text:a></text:p>
      <text:p text:style-name="Standard">585-216-5657</text:p>
      <text:p text:style-name="P4"/>
      <text:p text:style-name="P4"/>
      <text:p text:style-name="P4">genus Tetramorium <text:s/>– pavement</text:p>
      <text:p text:style-name="P4"><text:span text:style-name="T2">genus Camponotus </text:span>– carpenter</text:p>
      <text:p text:style-name="P4"/>
      <table:table table:name="Table1" table:style-name="Table1">
        <table:table-column table:style-name="Table1.A" table:number-columns-repeated="5"/>
        <table:table-row>
          <table:table-cell table:style-name="Table1.A1" office:value-type="string">
            <text:p text:style-name="P8"/>
          </table:table-cell>
          <table:table-cell table:style-name="Table1.A1" office:value-type="string">
            <text:p text:style-name="P9">Infected</text:p>
          </table:table-cell>
          <table:table-cell table:style-name="Table1.A1" office:value-type="string">
            <text:p text:style-name="P9">% Infected</text:p>
          </table:table-cell>
          <table:table-cell table:style-name="Table1.A1" office:value-type="string">
            <text:p text:style-name="P9">Uninfected</text:p>
          </table:table-cell>
          <table:table-cell table:style-name="Table1.E1" office:value-type="string">
            <text:p text:style-name="P9">% Uninfected</text:p>
          </table:table-cell>
        </table:table-row>
        <table:table-row>
          <table:table-cell table:style-name="Table1.A2" office:value-type="string">
            <text:p text:style-name="P9">Genus Tetramorium</text:p>
          </table:table-cell>
          <table:table-cell table:style-name="Table1.A2" office:value-type="string">
            <text:p text:style-name="P8">42</text:p>
          </table:table-cell>
          <table:table-cell table:style-name="Table1.A2" office:value-type="string">
            <text:p text:style-name="P8">43%</text:p>
          </table:table-cell>
          <table:table-cell table:style-name="Table1.A2" office:value-type="string">
            <text:p text:style-name="P8">55</text:p>
          </table:table-cell>
          <table:table-cell table:style-name="Table1.E2" office:value-type="string">
            <text:p text:style-name="P8">57%</text:p>
          </table:table-cell>
        </table:table-row>
        <table:table-row>
          <table:table-cell table:style-name="Table1.A2" office:value-type="string">
            <text:p text:style-name="P9">Genus Camponotus</text:p>
          </table:table-cell>
          <table:table-cell table:style-name="Table1.A2" office:value-type="string">
            <text:p text:style-name="P8">51</text:p>
          </table:table-cell>
          <table:table-cell table:style-name="Table1.A2" office:value-type="string">
            <text:p text:style-name="P8">73%</text:p>
          </table:table-cell>
          <table:table-cell table:style-name="Table1.A2" office:value-type="string">
            <text:p text:style-name="P8">19</text:p>
          </table:table-cell>
          <table:table-cell table:style-name="Table1.E2" office:value-type="string">
            <text:p text:style-name="P8">27%</text:p>
          </table:table-cell>
        </table:table-row>
      </table:table>
      <text:p text:style-name="P5"/>
      <text:p text:style-name="P5">Table 1: Infection rates of Wolbachia in ants by genus.<text:span text:style-name="T1"> <text:s/>Two genera of ant, Tetramorium and Camponotus, were analyzed via PCR, using an insect-specific primer as a control and a Wolbachia-specific primer to identify infected samples.</text:span></text:p>
      <text:p text:style-name="P2"/>
      <text:p text:style-name="P4"/>
      <text:p text:style-name="P2">Discussion</text:p>
      <text:p text:style-name="P1"><text:span text:style-name="T4">The X</text:span><text:span text:style-name="T7">2 <text:s/></text:span>was calculated to be 14.40, greater than the calculated critical value 3.841 (see Appendix for calculations.) <text:s/>As such, the null hypothesis H0 must be rejected, and the alternate hypothesis H1 that the populations from the two sampled genera are not homogeneous with respect to infection by Wolbachia must be conditionally accepted.</text:p>
      <text:p text:style-name="P1"/>
      <text:p text:style-name="P1">This experiment could by refined by including samples of ants from a broader physical sample area (as the majority of ants included in this study are from the greater Boston area.) <text:s/>It could also be refined by examining more than two genera of ant, or by grouping into populations by factors other than genus. <text:s/>For example, grouping ants into populations based on other observed phenotypes could yield statistical evidence toward the genotypic linking of traits, i.e. the distance between genes. <text:s/>You could also test hypotheses of antibiotic treatment by treating a subset of the ants with such a hypothesized treatment and measuring the distribution of infection of their offspring.</text:p>
      <text:p text:style-name="P1"/>
      <text:p text:style-name="P7">Appendix<text:span text:style-name="T3">: X</text:span><text:span text:style-name="T6">2</text:span><text:span text:style-name="T3"> calculations</text:span></text:p>
      <text:p text:style-name="P2"><text:span text:style-name="T3"/></text:p>
      <text:p text:style-name="P1">The following data was used to calculate the X<text:span text:style-name="T7">2</text:span> value:</text:p>
      <text:p text:style-name="P1"/>
      <table:table table:name="Table2" table:style-name="Table2">
        <table:table-column table:style-name="Table2.A" table:number-columns-repeated="3"/>
        <table:table-column table:style-name="Table2.D"/>
        <table:table-row>
          <table:table-cell table:style-name="Table2.A1" office:value-type="string">
            <text:p text:style-name="P8"/>
          </table:table-cell>
          <table:table-cell table:style-name="Table2.A1" office:value-type="string">
            <text:p text:style-name="P9">Category 1</text:p>
            <text:p text:style-name="P10">(Infected)</text:p>
          </table:table-cell>
          <table:table-cell table:style-name="Table2.A1" office:value-type="string">
            <text:p text:style-name="P9">Category 2</text:p>
            <text:p text:style-name="P10">(Uninfected)</text:p>
          </table:table-cell>
          <table:table-cell table:style-name="Table2.D1" office:value-type="string">
            <text:p text:style-name="P9">Totals</text:p>
          </table:table-cell>
        </table:table-row>
        <table:table-row>
          <table:table-cell table:style-name="Table2.A2" office:value-type="string">
            <text:p text:style-name="P9">Population T</text:p>
            <text:p text:style-name="P10">(Genus Tetramorium)</text:p>
          </table:table-cell>
          <table:table-cell table:style-name="Table2.A2" office:value-type="string">
            <text:p text:style-name="P8">42</text:p>
          </table:table-cell>
          <table:table-cell table:style-name="Table2.A2" office:value-type="string">
            <text:p text:style-name="P8">55</text:p>
          </table:table-cell>
          <table:table-cell table:style-name="Table2.D2" office:value-type="string">
            <text:p text:style-name="P8">97</text:p>
          </table:table-cell>
        </table:table-row>
        <table:table-row>
          <table:table-cell table:style-name="Table2.A2" office:value-type="string">
            <text:p text:style-name="P9">Population C</text:p>
            <text:p text:style-name="P9">(<text:span text:style-name="T1">Genus Camponotus)</text:span></text:p>
          </table:table-cell>
          <table:table-cell table:style-name="Table2.A2" office:value-type="string">
            <text:p text:style-name="P8">51</text:p>
          </table:table-cell>
          <table:table-cell table:style-name="Table2.A2" office:value-type="string">
            <text:p text:style-name="P8">19</text:p>
          </table:table-cell>
          <table:table-cell table:style-name="Table2.D2" office:value-type="string">
            <text:p text:style-name="P8">70</text:p>
          </table:table-cell>
        </table:table-row>
        <table:table-row>
          <table:table-cell table:style-name="Table2.A2" office:value-type="string">
            <text:p text:style-name="P9">Totals</text:p>
            <text:p text:style-name="P9"/>
          </table:table-cell>
          <table:table-cell table:style-name="Table2.A2" office:value-type="string">
            <text:p text:style-name="P8">93</text:p>
          </table:table-cell>
          <table:table-cell table:style-name="Table2.A2" office:value-type="string">
            <text:p text:style-name="P8">74</text:p>
          </table:table-cell>
          <table:table-cell table:style-name="Table2.D2" office:value-type="string">
            <text:p text:style-name="P8">167</text:p>
          </table:table-cell>
        </table:table-row>
      </table:table>
      <text:p text:style-name="P5"><text:span text:style-name="T3"/></text:p>
      <text:p text:style-name="P5"><text:span text:style-name="T3"/></text:p>
      <text:p text:style-name="P3">Number of populations r = 2. <text:s/>Populations are: r ∈ { T, C }.</text:p>
      <text:p text:style-name="P3">Number of categories per population c = 2. <text:s/>Categories are: c ∈{ 1, 2 }.</text:p>
      <text:p text:style-name="P3"/>
      <text:p text:style-name="P3">Degrees of Freedom DF = (r-1) * (c-1)</text:p>
      <text:p text:style-name="P3"><text:s text:c="40"/>= (2-1) * (2-1)</text:p>
      <text:p text:style-name="P3"><text:span text:style-name="T4"><text:s text:c="40"/></text:span>= 1 * 1</text:p>
      <text:p text:style-name="P3"><text:span text:style-name="T4"><text:s text:c="40"/></text:span>= 1</text:p>
      <text:p text:style-name="P3"/>
      <text:p text:style-name="P3">Total number of data points in sample data set n = 167</text:p>
      <text:p text:style-name="P3"><text:span text:style-name="T4"/></text:p>
      <text:p text:style-name="P3"><text:span text:style-name="T4">Expected Frequency count by row </text:span><text:span text:style-name="T4">r</text:span><text:span text:style-name="T4">, and category</text:span><text:span text:style-name="T4"> c: </text:span><text:span text:style-name="T10">E[r,c]</text:span> = nr * nc / n</text:p>
      <text:p text:style-name="P3"/>
      <text:p text:style-name="P3">E[T,1] = n1 * nT / n</text:p>
      <text:p text:style-name="P3"><text:s text:c="11"/>= 93 * 97 / 167</text:p>
      <text:p text:style-name="P3"><text:s text:c="11"/>= 54.02</text:p>
      <text:p text:style-name="P3"/>
      <text:p text:style-name="P3">E[T,2] = n2 * nT / n</text:p>
      <text:p text:style-name="P3"><text:s text:c="11"/>= 74 * 97 / 167</text:p>
      <text:p text:style-name="P1"><text:span text:style-name="T9"><text:s text:c="11"/>= 42.98</text:span></text:p>
      <text:p text:style-name="P1"><text:span text:style-name="T9"/></text:p>
      <text:p text:style-name="P1"><text:span text:style-name="T9">E[C,1] = n1 * nC / n</text:span></text:p>
      <text:p text:style-name="P1"><text:span text:style-name="T9"><text:s text:c="12"/>= 93 * 70 / 167</text:span></text:p>
      <text:p text:style-name="P1"><text:span text:style-name="T9"><text:s text:c="12"/>= 38.98</text:span></text:p>
      <text:p text:style-name="P1"><text:span text:style-name="T9"/></text:p>
      <text:p text:style-name="P1"><text:span text:style-name="T9">E[C,2] = n2 * nC / n</text:span></text:p>
      <text:p text:style-name="P1"><text:span text:style-name="T9"><text:s text:c="12"/>= 74 * 70 / 167</text:span></text:p>
      <text:p text:style-name="P1"><text:span text:style-name="T9"><text:s text:c="12"/>= 31.02</text:span></text:p>
      <text:p text:style-name="P1"><text:span text:style-name="T9"/></text:p>
      <text:p text:style-name="P1"><text:span text:style-name="T9"/></text:p>
      <text:p text:style-name="P6"><text:span text:style-name="T9">Chi-squared value X</text:span><text:span text:style-name="T8">2</text:span><text:span text:style-name="T9"> = SUM((O[r,c] – E[r,c])2 / E[r,c]) for observed value O[r,c] and expected value E[r,c] summed over each population r and category c.</text:span></text:p>
      <text:p text:style-name="P1"><text:span text:style-name="T9"/></text:p>
      <text:p text:style-name="P1"><text:span text:style-name="T9">X</text:span><text:span text:style-name="T8">2</text:span><text:span text:style-name="T9"> = </text:span><text:span text:style-name="T5">(O[T,1] – E[T,1])</text:span><text:span text:style-name="T8">2</text:span><text:span text:style-name="T5"> / E[T,1]</text:span></text:p>
      <text:p text:style-name="P1"><text:span text:style-name="T5"><text:s text:c="6"/>+ (O[T,2] – E[T,2])</text:span><text:span text:style-name="T8">2</text:span><text:span text:style-name="T5"> / E[T,2]</text:span></text:p>
      <text:p text:style-name="P1"><text:span text:style-name="T5"><text:s text:c="6"/>+ (O[C,1] – E[C,1])</text:span><text:span text:style-name="T8">2</text:span><text:span text:style-name="T5"> / E[C,1]</text:span></text:p>
      <text:p text:style-name="P1"><text:span text:style-name="T5"><text:s text:c="6"/>+ (O[C,2] – E[C,2])</text:span><text:span text:style-name="T8">2</text:span><text:span text:style-name="T5"> / E[C,2] </text:span></text:p>
      <text:p text:style-name="P1"/>
      <text:p text:style-name="P1"><text:s text:c="7"/>= (42-<text:span text:style-name="T5">54.02</text:span>)<text:span text:style-name="T7">2</text:span> / <text:span text:style-name="T5">54.02</text:span></text:p>
      <text:p text:style-name="P1"><text:s text:c="7"/>+ (55-<text:span text:style-name="T5">42.98</text:span>)<text:span text:style-name="T7">2</text:span> / <text:span text:style-name="T5">42.98</text:span></text:p>
      <text:p text:style-name="P1"><text:s text:c="7"/>+ (51-38.98)<text:span text:style-name="T7">2</text:span> / 38.98</text:p>
      <text:p text:style-name="P1"><text:s text:c="7"/>+ (19-31.02)<text:span text:style-name="T7">2</text:span> / 31.02</text:p>
      <text:p text:style-name="P1"/>
      <text:p text:style-name="P1"><text:s text:c="8"/>= 2.67 + 3.36 + 3.71 + 4.66</text:p>
      <text:p text:style-name="P1"><text:s text:c="8"/>= 14.40</text:p>
      <text:p text:style-name="P2"/>
      <text:p text:style-name="P1">For DF=1, significance value S=0.05, the X<text:span text:style-name="T7">2</text:span> critical value = 0.05 (as specified in Table 2 of lab assignment).</text:p>
      <text:p text:style-name="P1"/>
      <text:p text:style-name="P1">X<text:span text:style-name="T7">2</text:span> value 14.40 &gt; critical value 0.05.</text:p>
      <text:p text:style-name="P1"/>
      <text:p text:style-name="P2">Sources</text:p>
      <text:p text:style-name="P1">Infection data was collated and provided by the teaching staff of the Fall 2008 section of </text:p>
      <text:p text:style-name="P1"><text:span text:style-name="T4">Harvard Extension school course Biology E-1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inion Pro Medium Italic" svg:font-family="'Minion Pro Medium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0-07T23:33:58</meta:creation-date>
    <dc:date>2008-12-17T19:04:17</dc:date>
    <meta:print-date>2008-10-08T18:38:08</meta:print-date>
    <dc:language>en-US</dc:language>
    <meta:editing-cycles>28</meta:editing-cycles>
    <meta:editing-duration>PT3H47M43S</meta:editing-duration>
    <meta:user-defined meta:name="Info 1"/>
    <meta:user-defined meta:name="Info 2"/>
    <meta:user-defined meta:name="Info 3"/>
    <meta:user-defined meta:name="Info 4"/>
    <meta:document-statistic meta:table-count="2" meta:image-count="0" meta:object-count="0" meta:page-count="3" meta:paragraph-count="83" meta:word-count="537" meta:character-count="3237"/>
  </office:meta>
</office:document-meta>
</file>